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NOTES:</text:p>
      <text:p text:style-name="Standard"/>
      <text:p text:style-name="Standard">CHAPTER 2:</text:p>
      <text:p text:style-name="Standard"><text:tab/>- Data Type: A category of data values that are all related</text:p>
      <text:p text:style-name="Standard"><text:tab/><text:tab/>- Primitive Data Types:</text:p>
      <text:p text:style-name="Standard"><text:tab/><text:tab/><text:tab/>1. int: Whole real numbers</text:p>
      <text:p text:style-name="Standard"><text:tab/><text:tab/><text:tab/>2. double: real numbers</text:p>
      <text:p text:style-name="Standard"><text:tab/><text:tab/><text:tab/>3. char: single characters</text:p>
      <text:p text:style-name="Standard"><text:tab/><text:tab/><text:tab/>4. boolean: logical values (i.e. true/false)</text:p>
      <text:p text:style-name="Standard"><text:tab/>- Expression: A simple value or a set of operations that produces a value</text:p>
      <text:p text:style-name="Standard"><text:tab/>- Evaluation: The process of obtaining the value (result) of an expression</text:p>
      <text:p text:style-name="Standard"><text:tab/>- Operator: Special symbol used to indicate an operation that is to be performed (+ * etc.)</text:p>
      <text:p text:style-name="Standard"><text:tab/>- Variable: A memory location with a name and a type that stores a value</text:p>
      <text:p text:style-name="Standard"><text:tab/>- Declaration: A request to set aside a new variable with a given name and type</text:p>
      <text:p text:style-name="Standard"><text:tab/>- String concatenation: Combining several strings into a single string, or combining a string <text:tab/><text:tab/><text:tab/>with other data into a new, longer string</text:p>
      <text:p text:style-name="Standard"><text:tab/>- Control Structure: A syntactic structure that controls other statements</text:p>
      <text:p text:style-name="Standard"><text:tab/>- Scope: The part of the program in which a particular declaration is valid</text:p>
      <text:p text:style-name="Standard"><text:tab/>- Local variable: A variable declared inside a method that is accessible only in that method</text:p>
      <text:p text:style-name="Standard"><text:tab/>- Infinite loop: A loop that never terminates</text:p>
      <text:p text:style-name="Standard"><text:tab/>- Class constant: A named value that cannot be changed and can be accessed anywhere in the <text:tab/>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istin Onorati</meta:initial-creator>
    <meta:creation-date>2012-09-18T17:59:52.62</meta:creation-date>
    <dc:date>2012-09-20T13:25:10.45</dc:date>
    <dc:creator>Kristin Onorati</dc:creator>
    <meta:editing-duration>P1DT19H25M1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9" meta:word-count="201" meta:character-count="1157"/>
  </office:meta>
</office:document-meta>
</file>